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1_Einführung/Date-in-Konsol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var d = new Date();</text:p>
      <text:p text:style-name="Standard"/>
      <text:p text:style-name="Standard">d.getDate();</text:p>
      <text:p text:style-name="Standard"/>
      <text:p text:style-name="Standard">d.getMonth();</text:p>
      <text:p text:style-name="Standard"/>
      <text:p text:style-name="Standard">d.getFullYear();</text:p>
      <text:p text:style-name="Standard"/>
      <text:p text:style-name="Standard">d.getHours();</text:p>
      <text:p text:style-name="Standard"/>
      <text:p text:style-name="Standard">d.getMinutes();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1-13T12:23:12.50</meta:creation-date>
    <dc:date>2016-01-13T12:45:33.20</dc:date>
    <dc:creator>Yvonne Fitzgerald</dc:creator>
    <meta:editing-duration>PT22M20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3" meta:word-count="21" meta:character-count="224"/>
  </office:meta>
</office:document-meta>
</file>